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WebApplicationContextTests.configLocationWithBas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WebApplicationContextTests.registerSing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WebApplicationContextTests.configLocationWithSing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WebApplicationContextTests.with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.my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WebApplicationContextTests.generateBeanName( 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